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1" style:family="text">
      <style:text-properties officeooo:rsid="00064160"/>
    </style:style>
    <style:style style:name="T2" style:family="text">
      <style:text-properties officeooo:rsid="00069b3c"/>
    </style:style>
    <style:style style:name="T3" style:family="text">
      <style:text-properties officeooo:rsid="00076c3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Document contains content chosen by Attacker!</text:p>
      <text:p text:style-name="Standard"/>
      <text:p text:style-name="Standard">Document <text:span text:style-name="T1">was signed</text:span> by Attacker <text:span text:style-name="T1">using a self-</text:span><text:span text:style-name="T2">generated</text:span><text:span text:style-name="T1"> </text:span><text:span text:style-name="T3">DSA</text:span><text:span text:style-name="T1"> key </text:span><text:span text:style-name="T2">pair</text:span>!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1-26T12:53:38.099000000</meta:creation-date>
    <dc:date>2021-12-14T16:52:10.078000000</dc:date>
    <meta:editing-duration>PT3M25S</meta:editing-duration>
    <meta:editing-cycles>3</meta:editing-cycles>
    <meta:generator>LibreOffice/7.0.4.2$Windows_X86_64 LibreOffice_project/dcf040e67528d9187c66b2379df5ea4407429775</meta:generator>
    <meta:document-statistic meta:table-count="0" meta:image-count="0" meta:object-count="0" meta:page-count="1" meta:paragraph-count="2" meta:word-count="17" meta:character-count="113" meta:non-whitespace-character-count="98"/>
  </office:meta>
</office:document-meta>
</file>

<file path=META-INF/documentsignatures.xml><?xml version="1.0" encoding="utf-8"?>
<document-signatures xmlns="urn:oasis:names:tc:opendocument:xmlns:digitalsignature:1.0">
  <Signature xmlns="http://www.w3.org/2000/09/xmldsig#" Id="ID_007e0061009e0055006c001200480052009100a000b300e100d2008e00660096">
    <SignedInfo>
      <CanonicalizationMethod Algorithm="http://www.w3.org/TR/2001/REC-xml-c14n-20010315"/>
      <SignatureMethod Algorithm="http://www.w3.org/2000/09/xmldsig#dsa-sha1"/>
      <Reference URI="mimetype">
        <DigestMethod Algorithm="http://www.w3.org/2001/04/xmlenc#sha256"/>
        <DigestValue>cU2+NwsKcGNmkhfZGyh1Zv6Lq7yFmbYpskR2/4G4NZM=</DigestValue>
      </Reference>
      <Reference URI="manifest.rdf">
        <DigestMethod Algorithm="http://www.w3.org/2001/04/xmlenc#sha256"/>
        <DigestValue>rrKXmEsmowvZom8wSzm8fZGiZFdJs1578/RMS5UR3HU=</DigestValue>
      </Reference>
      <Reference URI="styles.xml">
        <Transforms>
          <Transform Algorithm="http://www.w3.org/TR/2001/REC-xml-c14n-20010315"/>
        </Transforms>
        <DigestMethod Algorithm="http://www.w3.org/2001/04/xmlenc#sha256"/>
        <DigestValue>9mZZYggtmQQck5RSTnNzCItD3HVsknolcSuIFL6Ltms=</DigestValue>
      </Reference>
      <Reference URI="meta.xml">
        <Transforms>
          <Transform Algorithm="http://www.w3.org/TR/2001/REC-xml-c14n-20010315"/>
        </Transforms>
        <DigestMethod Algorithm="http://www.w3.org/2001/04/xmlenc#sha256"/>
        <DigestValue>nYAKrA+QW/z1E3by2JDBxPbcTzNMcdM/nScXs9QOwxU=</DigestValue>
      </Reference>
      <Reference URI="settings.xml">
        <Transforms>
          <Transform Algorithm="http://www.w3.org/TR/2001/REC-xml-c14n-20010315"/>
        </Transforms>
        <DigestMethod Algorithm="http://www.w3.org/2001/04/xmlenc#sha256"/>
        <DigestValue>s6VHFtYZmZipGcot8vKbafTcwSbNlZPb5j7cfWBs76M=</DigestValue>
      </Reference>
      <Reference URI="content.xml">
        <Transforms>
          <Transform Algorithm="http://www.w3.org/TR/2001/REC-xml-c14n-20010315"/>
        </Transforms>
        <DigestMethod Algorithm="http://www.w3.org/2001/04/xmlenc#sha256"/>
        <DigestValue>nOn2zDH05I6B6ZifL6aW3nkuc515C4sOPajjkjmwpN4=</DigestValue>
      </Reference>
      <Reference URI="Thumbnails/thumbnail.png">
        <DigestMethod Algorithm="http://www.w3.org/2001/04/xmlenc#sha256"/>
        <DigestValue>gp1fXg1jLC1cl7ZefKtDaE0DsIPUEC1irDp2jxFLqY0=</DigestValue>
      </Reference>
      <Reference URI="META-INF/manifest.xml">
        <Transforms>
          <Transform Algorithm="http://www.w3.org/TR/2001/REC-xml-c14n-20010315"/>
        </Transforms>
        <DigestMethod Algorithm="http://www.w3.org/2001/04/xmlenc#sha256"/>
        <DigestValue>inzhtT1YIVQcJmJvpCtVIpvgMl271kZsNhrj3PitG0c=</DigestValue>
      </Reference>
      <Reference URI="#ID_00190023005900b6009a005e004600c30094007c008400e7006b004b0089008a">
        <DigestMethod Algorithm="http://www.w3.org/2001/04/xmlenc#sha256"/>
        <DigestValue>GbcxXXdlF9ovZ9deoZxS5g0JewXzeXYlysQFSNcdg9Q=</DigestValue>
      </Reference>
      <Reference URI="#idSignedProperties" Type="http://uri.etsi.org/01903#SignedProperties">
        <DigestMethod Algorithm="http://www.w3.org/2001/04/xmlenc#sha256"/>
        <DigestValue>cjyfGLWSMJ7HqrQ7EJ+CrW5sbcHtcid2V5/Uq12cGVY=</DigestValue>
      </Reference>
    </SignedInfo>
    <SignatureValue>A6DKWkdlymP/VYNK04aZGwxfG1p8g7pOZNkrrHzQU6+F1FPz6hIqag==</SignatureValue>
    <KeyInfo>
      <KeyValue>
        <DSAKeyValue>
          <P>vFlYDtrF8QkbdZ8IK9YR5oR0rcRkXktk2stSAohffhqTZpsBtl3OpUrV5fuIFqOfwtw4X1VN9dHH0Euk9qzTpI/pttxBEU4O8WRu4Gb0TuGcGY0j1r0mg3OT40bEqq6CF5vWK0Z4e2mIn48GTafYyGcVe5bQ9QnHAguZwXBhQJM=</P>
          <Q>vckH/Jk/qR0xBKKaJirzlqInpoE=</Q>
          <G>jbA9gRm8L7L8bWN8ksHdkPLih6mAvCauFMpnvQg7YMLA6VWHHR9jHxHS1B5MlYrnO+Xh1JJyCO++LUnGrG4fPJbxoOt1MmU6LmDGjjGg2ral39nPlgg7DAAZv/0xLp0pWtkObDkG4cDz9Vy/cLBEJI7dw5s9v4IpCC2LA958cDE=</G>
          <Y>UzGXaC6pvZp+qCYQ/LTfZJKLygydty/aYr3FzaV9it2jPEwFL8IohTFawRNy8e0O98zMWxi7XomU+gVtSXDlDyC97XUbnqhZbu3WUJB3hW9qjwRvvXnu2Rafpo87fP6/jAHptVME2eVdkTmAVrbrnUe2kG+BL0D86dSbV9wLpZg=</Y>
          <Seed>bYh9NKW7cwEMy0xEqHPmn8Jvet8=</Seed>
          <PgenCounter>ARc=</PgenCounter>
        </DSAKeyValue>
      </KeyValue>
    </KeyInfo>
    <Object>
      <SignatureProperties>
        <SignatureProperty Id="ID_00190023005900b6009a005e004600c30094007c008400e7006b004b0089008a" Target="#ID_007e0061009e0055006c001200480052009100a000b300e100d2008e00660096">
          <dc:date xmlns:dc="http://purl.org/dc/elements/1.1/">2021-01-26T12:56:37.491000000</dc:date>
        </SignatureProperty>
      </SignatureProperties>
    </Object>
    <Object xmlns:xd="http://uri.etsi.org/01903/v1.3.2#">
      <xd:QualifyingProperties Target="#ID_007e0061009e0055006c001200480052009100a000b300e100d2008e00660096">
        <xd:SignedProperties Id="idSignedProperties">
          <xd:SignedSignatureProperties>
            <xd:SigningTime>2021-01-26T12:56:37.491000000</xd:SigningTime>
            <xd:SigningCertificate>
              <xd:Cert>
                <xd:CertDigest>
                  <DigestMethod Algorithm="http://www.w3.org/2001/04/xmlenc#sha256"/>
                  <DigestValue>FwThltt8pDHa8UHavxKtX5lEIC44xGy8N4DbIxXSBpY=</DigestValue>
                </xd:CertDigest>
                <xd:IssuerSerial>
                  <X509IssuerName>CN=WISeKey CertifyID Personal GB CA 4, O=WISeKey, C=CH</X509IssuerName>
                  <X509SerialNumber>492776570638425942708927152800856035375062304454</X509SerialNumber>
                </xd:IssuerSerial>
              </xd:Cert>
            </xd:SigningCertificate>
            <xd:SignaturePolicyIdentifier>
              <xd:SignaturePolicyImplied/>
            </xd:SignaturePolicyIdentifier>
          </xd:SignedSignatureProperties>
        </xd:SignedProperties>
        <xd:UnsignedProperties Id="idUnsignedProperties">
          <xd:UnsignedSignatureProperties>
            <xd:CertificateValues>
              <xd:EncapsulatedX509Certificate>MIIFHDCCBASgAwIBAgIURh2IEkhQXsfBUvxVArHn0KAz9FYwDQYJKoZIhvcNAQEL
BQAwTDELMAkGA1UEBhMCQ0gxEDAOBgNVBAoTB1dJU2VLZXkxKzApBgNVBAMTIldJ
U2VLZXkgQ2VydGlmeUlEIFBlcnNvbmFsIEdCIENBIDQwHhcNMjExMjA2MTAxNTQ4
WhcNMjIwMzA2MTAyNTAwWjCBmDFCMEAGA1UECww5UGVyc29uJ3MgSWRlbnRpdHkg
bm90IFZlcmlmaWVkIC0gV0lTZUlEIEZyZWUgQ2VydGlmaWNhdGVzMSUwIwYDVQQD
DBx0cnVzdGVkLnBlcnNvbi5vZGZAZ21haWwuY29tMSswKQYJKoZIhvcNAQkBFhx0
cnVzdGVkLnBlcnNvbi5vZGZAZ21haWwuY29tMIIBIjANBgkqhkiG9w0BAQEFAAOC
AQ8AMIIBCgKCAQEA9fcmHrkQ6W8d43wGJcVZuVfNl+lbW/IkNvpX7ONAaCOJRD68
eg8U2PFo9PmLq6yVeV0K2tMkWTAuawFcJ/mgv1yc5l6QnlaKObpjgclkl4TNJYEO
EHIFhk6CUqHYlcbv0RqIFiRjLKx2JjkNPfe1VfVqbqTiGvohVgqyw9HL8fQ0GW54
OlgOFlDm/iJd4+SaJNLOdJuE22NLDqGcokO8wjJ49vA96mDEN0Tj7wY5psQqpjth
ult7TYPKueMVwUS7O83864iM4pm2J/qozFGk8K/ME6vilz22yRq5qEHNBX1HeEPd
dw0y4YMnIXnrtapPL+n2dRHMt0MOqK36/YYp2QIDAQABo4IBpzCCAaMwDAYDVR0T
AQH/BAIwADAfBgNVHSMEGDAWgBTbaCwDV3rMPWxpoTmgm7+wihlXsTBwBggrBgEF
BQcBAQRkMGIwOwYIKwYBBQUHMAKGL2h0dHA6Ly9wdWJsaWMud2lzZWtleS5jb20v
Y3J0L3djaWRwZXJzZ2JjYTQuY2VyMCMGCCsGAQUFBzABhhdodHRwOi8vb2NzcC53
aXNla2V5LmNvbTAnBgNVHREEIDAegRx0cnVzdGVkLnBlcnNvbi5vZGZAZ21haWwu
Y29tMEcGA1UdIARAMD4wPAYIYIV0BQ4HBAEwMDAuBggrBgEFBQcCARYiaHR0cDov
L3d3dy53aXNla2V5LmNvbS9yZXBvc2l0b3J5LzBABgNVHR8EOTA3MDWgM6Axhi9o
dHRwOi8vcHVibGljLndpc2VrZXkuY29tL2NybC93Y2lkcGVyc2diY2E0LmNybDAd
BgNVHQ4EFgQUlBgcU4Dm7d7sPuuvv1QBaRmvloYwHQYDVR0lBBYwFAYIKwYBBQUH
AwIGCCsGAQUFBwMEMA4GA1UdDwEB/wQEAwIFoDANBgkqhkiG9w0BAQsFAAOCAQEA
SE1SQx8xJZ9dHTXBpxsK7U7g3oLezWTBgnjmuGIOeFv0O1hx0TZeW/eyyJikrXIT
8qd7ypG7i6MNhLJzXh22QxAKF1JVxVM8J/4g+qdA5mdkIjxwf5+hALhy5OAtMr1m
nbeK8CXN+7ze+F25TaaeFRI91IVSl7KzGMjY8YCdqvnEJNOoIV/MX0BuTMrMdQ7j
ZOkiBTGPZjIxHc5tXMZbZBZ72qCFaaQBHpk8sVUX+yiXVhiZy7xYcPO+a1AZumSX
ZyihLbFCIuTYem8dQeCvpbhTPgAdZuJgofnxt4yYQbrZeKGcjpFBliMrAczGivh0
jHJ/AFE/1Z+zWR6fiPY+Eg==</xd:EncapsulatedX509Certificate>
            </xd:CertificateValues>
          </xd:UnsignedSignatureProperties>
        </xd:UnsignedProperties>
      </xd:QualifyingProperties>
    </Object>
  </Signature>
</document-signatures>
</file>